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49.02mm"/>
    </style:style>
    <style:style style:name="co5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fo:border="0.06pt solid #000000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Employee ID</text:p>
          </table:table-cell>
          <table:table-cell table:style-name="ce1" office:value-type="string" calcext:value-type="string">
            <text:p>Employee Name</text:p>
          </table:table-cell>
          <table:table-cell table:style-name="ce1" office:value-type="string" calcext:value-type="string">
            <text:p>Subordinate ID</text:p>
          </table:table-cell>
          <table:table-cell table:style-name="ce1" office:value-type="string" calcext:value-type="string">
            <text:p>Subordinate Name</text:p>
          </table:table-cell>
        </table:table-row>
        <table:table-row table:style-name="ro1">
          <table:table-cell/>
          <table:table-cell office:value-type="float" office:value="10000584" calcext:value-type="float">
            <text:p>10000584</text:p>
          </table:table-cell>
          <table:table-cell office:value-type="string" calcext:value-type="string">
            <text:p>bijendrasing mer</text:p>
          </table:table-cell>
          <table:table-cell office:value-type="float" office:value="10000602" calcext:value-type="float">
            <text:p>10000602</text:p>
          </table:table-cell>
          <table:table-cell office:value-type="string" calcext:value-type="string">
            <text:p>sarjerao kamb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float" office:value="10000597" calcext:value-type="float">
            <text:p>10000597</text:p>
          </table:table-cell>
          <table:table-cell office:value-type="string" calcext:value-type="string">
            <text:p>devendra singh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00602" calcext:value-type="float">
            <text:p>10000602</text:p>
          </table:table-cell>
          <table:table-cell office:value-type="string" calcext:value-type="string">
            <text:p>sarjerao kambl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float" office:value="10000637" calcext:value-type="float">
            <text:p>10000637</text:p>
          </table:table-cell>
          <table:table-cell office:value-type="string" calcext:value-type="string">
            <text:p>ajay singh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00939" calcext:value-type="float">
            <text:p>10000939</text:p>
          </table:table-cell>
          <table:table-cell office:value-type="string" calcext:value-type="string">
            <text:p>deepak sharm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01946" calcext:value-type="float">
            <text:p>10001946</text:p>
          </table:table-cell>
          <table:table-cell office:value-type="string" calcext:value-type="string">
            <text:p>faraz josh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float" office:value="10001947" calcext:value-type="float">
            <text:p>10001947</text:p>
          </table:table-cell>
          <table:table-cell office:value-type="string" calcext:value-type="string">
            <text:p>rustom josh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float" office:value="10002167" calcext:value-type="float">
            <text:p>10002167</text:p>
          </table:table-cell>
          <table:table-cell office:value-type="string" calcext:value-type="string">
            <text:p>hitesh pate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02191" calcext:value-type="float">
            <text:p>10002191</text:p>
          </table:table-cell>
          <table:table-cell office:value-type="string" calcext:value-type="string">
            <text:p>Manish pate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03063" calcext:value-type="float">
            <text:p>10003063</text:p>
          </table:table-cell>
          <table:table-cell office:value-type="string" calcext:value-type="string">
            <text:p>Avinash kuma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float" office:value="10003304" calcext:value-type="float">
            <text:p>10003304</text:p>
          </table:table-cell>
          <table:table-cell office:value-type="string" calcext:value-type="string">
            <text:p>sandip ravanka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float" office:value="10003572" calcext:value-type="float" table:number-columns-spanned="1" table:number-rows-spanned="3">
            <text:p>10003572</text:p>
          </table:table-cell>
          <table:table-cell table:style-name="ce4" office:value-type="string" calcext:value-type="string" table:number-columns-spanned="1" table:number-rows-spanned="3">
            <text:p>Piyush punekar</text:p>
          </table:table-cell>
          <table:table-cell office:value-type="float" office:value="10003574" calcext:value-type="float">
            <text:p>10003574</text:p>
          </table:table-cell>
          <table:table-cell office:value-type="string" calcext:value-type="string">
            <text:p>ashutosh patil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003572" calcext:value-type="float">
            <text:p>10003572</text:p>
          </table:table-cell>
          <table:table-cell office:value-type="string" calcext:value-type="string">
            <text:p>Piyush punekar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003072" calcext:value-type="float">
            <text:p>10003072</text:p>
          </table:table-cell>
          <table:table-cell office:value-type="string" calcext:value-type="string">
            <text:p>Satish Adak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03573" calcext:value-type="float">
            <text:p>10003573</text:p>
          </table:table-cell>
          <table:table-cell office:value-type="string" calcext:value-type="string">
            <text:p>Bipin Badlan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03574" calcext:value-type="float">
            <text:p>10003574</text:p>
          </table:table-cell>
          <table:table-cell office:value-type="string" calcext:value-type="string">
            <text:p>ashutosh pati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float" office:value="10003575" calcext:value-type="float">
            <text:p>10003575</text:p>
          </table:table-cell>
          <table:table-cell office:value-type="string" calcext:value-type="string">
            <text:p>Suraj kadam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03576" calcext:value-type="float">
            <text:p>10003576</text:p>
          </table:table-cell>
          <table:table-cell office:value-type="string" calcext:value-type="string">
            <text:p>rohit bhosal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float" office:value="10003576" calcext:value-type="float">
            <text:p>10003576</text:p>
          </table:table-cell>
          <table:table-cell office:value-type="string" calcext:value-type="string">
            <text:p>vishnu bhosal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float" office:value="10003577" calcext:value-type="float">
            <text:p>10003577</text:p>
          </table:table-cell>
          <table:table-cell office:value-type="string" calcext:value-type="string">
            <text:p>shakir sheikh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float" office:value="10003601" calcext:value-type="float">
            <text:p>10003601</text:p>
          </table:table-cell>
          <table:table-cell office:value-type="string" calcext:value-type="string">
            <text:p>Akash VENGURLEKA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float" office:value="10003826" calcext:value-type="float" table:number-columns-spanned="1" table:number-rows-spanned="2">
            <text:p>10003826</text:p>
          </table:table-cell>
          <table:table-cell table:style-name="ce4" office:value-type="string" calcext:value-type="string" table:number-columns-spanned="1" table:number-rows-spanned="2">
            <text:p>Matish thakkar</text:p>
          </table:table-cell>
          <table:table-cell office:value-type="float" office:value="10002167" calcext:value-type="float">
            <text:p>10002167</text:p>
          </table:table-cell>
          <table:table-cell office:value-type="string" calcext:value-type="string">
            <text:p>Hitesh Patel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002496" calcext:value-type="float">
            <text:p>10002496</text:p>
          </table:table-cell>
          <table:table-cell office:value-type="string" calcext:value-type="string">
            <text:p>Tejal L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3" office:value-type="float" office:value="10003873" calcext:value-type="float">
            <text:p>10003873</text:p>
          </table:table-cell>
          <table:table-cell office:value-type="string" calcext:value-type="string">
            <text:p>mahesh ghangurd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00023" calcext:value-type="float">
            <text:p>10000023</text:p>
          </table:table-cell>
          <table:table-cell office:value-type="string" calcext:value-type="string">
            <text:p>raosaheb pawa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00024" calcext:value-type="float">
            <text:p>10000024</text:p>
          </table:table-cell>
          <table:table-cell office:value-type="string" calcext:value-type="string">
            <text:p>Monachan Ounnoonn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5" office:value-type="float" office:value="10000030" calcext:value-type="float" table:number-columns-spanned="1" table:number-rows-spanned="3">
            <text:p>10000030</text:p>
          </table:table-cell>
          <table:table-cell table:style-name="ce4" office:value-type="string" calcext:value-type="string" table:number-columns-spanned="1" table:number-rows-spanned="3">
            <text:p>Homyar bulsara</text:p>
          </table:table-cell>
          <table:table-cell office:value-type="float" office:value="10000081" calcext:value-type="float">
            <text:p>10000081</text:p>
          </table:table-cell>
          <table:table-cell office:value-type="string" calcext:value-type="string">
            <text:p><text:s/>Kaizad Kerawala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000584" calcext:value-type="float">
            <text:p>10000584</text:p>
          </table:table-cell>
          <table:table-cell office:value-type="string" calcext:value-type="string">
            <text:p>Bijendra Singh mer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000597" calcext:value-type="float">
            <text:p>10000597</text:p>
          </table:table-cell>
          <table:table-cell office:value-type="string" calcext:value-type="string">
            <text:p>Devendra Singh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float" office:value="10000044" calcext:value-type="float">
            <text:p>10000044</text:p>
          </table:table-cell>
          <table:table-cell office:value-type="string" calcext:value-type="string">
            <text:p>Arjun Kumbhar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float" office:value="10000081" calcext:value-type="float">
            <text:p>10000081</text:p>
          </table:table-cell>
          <table:table-cell office:value-type="string" calcext:value-type="string">
            <text:p>Kaizad Kerawal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float" office:value="10000132" calcext:value-type="float">
            <text:p>10000132</text:p>
          </table:table-cell>
          <table:table-cell office:value-type="string" calcext:value-type="string">
            <text:p>Deepak pati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01948" calcext:value-type="float">
            <text:p>10001948</text:p>
          </table:table-cell>
          <table:table-cell office:value-type="string" calcext:value-type="string">
            <text:p>Shahnaz dhiwan</text:p>
          </table:table-cell>
          <table:table-cell table:number-columns-repeated="2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fill-character> </loext:fill-character>
      <number:text>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text>₹ </number:text>
      <number:number number:decimal-places="0" loext:min-decimal-places="0" number:min-integer-digits="1" number:grouping="true"/>
    </number:number-style>
    <number:number-style style:name="N121">
      <number:text>₹ 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₹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₹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₹ </number:text>
      <number:number number:decimal-places="2" loext:min-decimal-places="2" number:min-integer-digits="1" number:grouping="true"/>
    </number:number-style>
    <number:number-style style:name="N123">
      <number:text>₹ 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₹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₹ 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₹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₹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₹ </loext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₹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₹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₹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Yes</number:text>
    </number:number-style>
    <number:number-style style:name="N129P1" style:volatile="true">
      <number:text>Yes</number:text>
    </number:number-style>
    <number:number-style style:name="N129">
      <number:text>N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True</number:text>
    </number:number-style>
    <number:number-style style:name="N130P1" style:volatile="true">
      <number:text>True</number:text>
    </number:number-style>
    <number:number-style style:name="N130">
      <number:text>False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On</number:text>
    </number:number-style>
    <number:number-style style:name="N131P1" style:volatile="true">
      <number:text>On</number:text>
    </number:number-style>
    <number:number-style style:name="N131">
      <number:text>Off</number:text>
      <style:map style:condition="value()&gt;0" style:apply-style-name="N131P0"/>
      <style:map style:condition="value()&lt;0" style:apply-style-name="N131P1"/>
    </number:number-style>
    <number:currency-style style:name="N132P0" style:volatile="true">
      <number:currency-symbol number:language="en" number:country="IN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 number:language="en" number:country="IN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2P0"/>
    </number:currency-style>
    <number:date-style style:name="N1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1" number:language="en" number:country="US">
      <number:text-content/>
      <style:map style:condition="value()&lt;=1.79769313486232E+308" style:apply-style-name="N10121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7:48:29.655829659</meta:creation-date>
    <dc:date>2016-11-17T17:50:55.198243166</dc:date>
    <meta:editing-duration>PT2M25S</meta:editing-duration>
    <meta:editing-cycles>1</meta:editing-cycles>
    <meta:document-statistic meta:table-count="1" meta:cell-count="126" meta:object-count="0"/>
    <meta:generator>LibreOffice/5.1.4.2$Linux_X86_64 LibreOffice_project/10m0$Build-2</meta:generator>
  </office:meta>
</office:document-meta>
</file>